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14cm" fo:min-width="4.89cm"/>
    </style:style>
    <style:style style:name="gr2" style:family="graphic" style:parent-style-name="standard">
      <style:graphic-properties svg:stroke-color="#ba131a" draw:fill-color="#ba131a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a131a"/>
      <style:paragraph-properties fo:text-align="center"/>
      <style:text-properties fo:color="#ba131a"/>
    </style:style>
    <style:style style:name="P3" style:family="paragraph">
      <loext:graphic-properties draw:fill-color="#ba131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.77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381cm" svg:height="0.381cm" svg:x="6.398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381cm" svg:height="0.381cm" svg:x="6.398cm" svg:y="9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81cm" svg:height="0.381cm" svg:x="3.098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3.098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81cm" svg:height="0.381cm" svg:x="9.698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81cm" svg:height="0.381cm" svg:x="9.698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11.479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81cm" svg:height="0.381cm" svg:x="15.099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381cm" svg:height="0.381cm" svg:x="18.899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81cm" svg:height="0.381cm" svg:x="17.999cm" svg:y="3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0.381cm" svg:height="0.381cm" svg:x="13.199cm" svg:y="8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0.381cm" svg:height="0.381cm" svg:x="17.099cm" svg:y="8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381cm" svg:height="0.381cm" svg:x="11.299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381cm" svg:height="0.381cm" svg:x="12.099cm" svg:y="3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89cm" svg:y1="2.27cm" svg:x2="6.589cm" svg:y2="9.489cm" draw:start-shape="id1" draw:start-glue-point="8" draw:end-shape="id2" draw:end-glue-point="4" svg:d="M6589 2270v7219" svg:viewBox="0 0 1 7220">
          <text:p/>
        </draw:connector>
        <draw:connector draw:style-name="gr3" draw:text-style-name="P1" draw:layer="layout" draw:type="line" svg:x1="9.698cm" svg:y1="3.88cm" svg:x2="3.424cm" svg:y2="7.644cm" draw:start-shape="id3" draw:start-glue-point="6" draw:end-shape="id4" draw:end-glue-point="11" svg:d="M9698 3880l-6274 3764" svg:viewBox="0 0 6275 3765">
          <text:p/>
        </draw:connector>
        <draw:connector draw:style-name="gr3" draw:text-style-name="P1" draw:layer="layout" draw:type="line" svg:x1="9.753cm" svg:y1="7.644cm" svg:x2="3.424cm" svg:y2="4.015cm" draw:start-shape="id5" draw:start-glue-point="5" draw:end-shape="id6" draw:end-glue-point="9" svg:d="M9753 7644l-6329-3629" svg:viewBox="0 0 6330 3630">
          <text:p/>
        </draw:connector>
        <draw:connector draw:style-name="gr3" draw:text-style-name="P1" draw:layer="layout" draw:type="line" svg:x1="15.29cm" svg:y1="2.27cm" svg:x2="13.39cm" svg:y2="8.889cm" draw:start-shape="id7" draw:start-glue-point="8" draw:end-shape="id8" draw:end-glue-point="4" svg:d="M15290 2270l-1900 6619" svg:viewBox="0 0 1901 6620">
          <text:p/>
        </draw:connector>
        <draw:connector draw:style-name="gr3" draw:text-style-name="P1" draw:layer="layout" draw:type="line" svg:x1="15.29cm" svg:y1="2.27cm" svg:x2="17.154cm" svg:y2="8.944cm" draw:start-shape="id7" draw:start-glue-point="8" draw:end-shape="id9" draw:end-glue-point="5" svg:d="M15290 2270l1864 6674" svg:viewBox="0 0 1865 6675">
          <text:p/>
        </draw:connector>
        <draw:connector draw:style-name="gr3" draw:text-style-name="P1" draw:layer="layout" draw:type="line" svg:x1="12.425cm" svg:y1="3.515cm" svg:x2="17.154cm" svg:y2="8.944cm" draw:start-shape="id10" draw:start-glue-point="9" draw:end-shape="id9" draw:end-glue-point="5" svg:d="M12425 3515l4729 5429" svg:viewBox="0 0 4730 5430">
          <text:p/>
        </draw:connector>
        <draw:connector draw:style-name="gr3" draw:text-style-name="P1" draw:layer="layout" draw:type="line" svg:x1="12.425cm" svg:y1="3.515cm" svg:x2="18.899cm" svg:y2="6.38cm" draw:start-shape="id10" draw:start-glue-point="9" draw:end-shape="id11" draw:end-glue-point="6" svg:d="M12425 3515l6474 2865" svg:viewBox="0 0 6475 2866">
          <text:p/>
        </draw:connector>
        <draw:connector draw:style-name="gr3" draw:text-style-name="P1" draw:layer="layout" draw:type="line" svg:x1="11.68cm" svg:y1="6.38cm" svg:x2="18.899cm" svg:y2="6.38cm" draw:start-shape="id12" draw:start-glue-point="10" draw:end-shape="id11" draw:end-glue-point="6" svg:d="M11680 6380h7219" svg:viewBox="0 0 7220 1">
          <text:p/>
        </draw:connector>
        <draw:connector draw:style-name="gr3" draw:text-style-name="P1" draw:layer="layout" draw:type="line" svg:x1="11.625cm" svg:y1="6.244cm" svg:x2="18.054cm" svg:y2="3.515cm" draw:start-shape="id12" draw:start-glue-point="11" draw:end-shape="id13" draw:end-glue-point="7" svg:d="M11625 6244l6429-2729" svg:viewBox="0 0 6430 2730">
          <text:p/>
        </draw:connector>
        <draw:connector draw:style-name="gr3" draw:text-style-name="P1" draw:layer="layout" draw:type="line" svg:x1="13.525cm" svg:y1="8.944cm" svg:x2="18.19cm" svg:y2="3.57cm" draw:start-shape="id8" draw:start-glue-point="11" draw:end-shape="id13" draw:end-glue-point="8" svg:d="M13525 8944l4665-5374" svg:viewBox="0 0 4666 5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07:06:48.137115835</meta:creation-date>
    <dc:date>2019-04-23T07:22:17.723381892</dc:date>
    <meta:editing-duration>PT5M19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